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4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MENDOZA MECA JAIRO JOSE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I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5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NAVARRO MOGOLLON, KEVIN JHONATAN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1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13935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4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1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6:5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4T20:57:4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